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F0000036DC1D8100E.png" manifest:media-type="image/png"/>
  <manifest:file-entry manifest:full-path="Pictures/10000001000002AA0000022ACDCCAE48.png" manifest:media-type="image/png"/>
  <manifest:file-entry manifest:full-path="Pictures/1000000100000280000003C21A383D30.png" manifest:media-type="image/png"/>
  <manifest:file-entry manifest:full-path="Pictures/100000010000026C000001E64F7340F1.png" manifest:media-type="image/png"/>
  <manifest:file-entry manifest:full-path="Pictures/10000001000002D800000295EC842B43.png" manifest:media-type="image/png"/>
  <manifest:file-entry manifest:full-path="Pictures/1000000100000292000002377122DE54.png" manifest:media-type="image/png"/>
  <manifest:file-entry manifest:full-path="Pictures/10000001000002760000026591D531B9.png" manifest:media-type="image/png"/>
  <manifest:file-entry manifest:full-path="Pictures/10000001000002FC000001BED20C6F3B.png" manifest:media-type="image/png"/>
  <manifest:file-entry manifest:full-path="Pictures/10000001000002C000000200EF4191DB.png" manifest:media-type="image/png"/>
  <manifest:file-entry manifest:full-path="Pictures/10000001000002CD0000013C20C07094.png" manifest:media-type="image/png"/>
  <manifest:file-entry manifest:full-path="Pictures/1000000100000267000001CC2D0B8ABA.png" manifest:media-type="image/png"/>
  <manifest:file-entry manifest:full-path="Pictures/10000001000002EB000002346B733D92.png" manifest:media-type="image/png"/>
  <manifest:file-entry manifest:full-path="Pictures/10000001000002E30000024B64E9288E.png" manifest:media-type="image/png"/>
  <manifest:file-entry manifest:full-path="Pictures/100000010000026A0000020F88E35E39.png" manifest:media-type="image/png"/>
  <manifest:file-entry manifest:full-path="Pictures/10000001000002FD00000266003BBD1C.png" manifest:media-type="image/png"/>
  <manifest:file-entry manifest:full-path="Pictures/10000001000002FE000001B012FBF919.png" manifest:media-type="image/png"/>
  <manifest:file-entry manifest:full-path="Pictures/10000001000002EB0000021D00868C8A.png" manifest:media-type="image/png"/>
  <manifest:file-entry manifest:full-path="Pictures/10000001000002D7000001C0A46C4F0C.png" manifest:media-type="image/png"/>
  <manifest:file-entry manifest:full-path="Pictures/10000001000002D1000001BC78CC81E6.png" manifest:media-type="image/png"/>
  <manifest:file-entry manifest:full-path="Pictures/1000000100000311000002239FA21EA3.png" manifest:media-type="image/png"/>
  <manifest:file-entry manifest:full-path="Pictures/10000001000002E4000001CC3AEE2CAC.png" manifest:media-type="image/png"/>
  <manifest:file-entry manifest:full-path="Pictures/1000000100000240000002D5684A36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8.702cm" table:align="margins" style:shadow="none" style:may-break-between-rows="true" table:border-model="collapsing"/>
    </style:style>
    <style:style style:name="Tabla1.A" style:family="table-column">
      <style:table-column-properties style:column-width="15.997cm" style:rel-column-width="9069*"/>
    </style:style>
    <style:style style:name="Tabla1.B" style:family="table-column">
      <style:table-column-properties style:column-width="12.705cm" style:rel-column-width="7203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5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office:value-type="string">
            <text:p text:style-name="P1"><draw:frame draw:style-name="fr1" draw:name="Imagen1" text:anchor-type="char" svg:width="11.598cm" svg:height="11.285cm" draw:z-index="0"><draw:image xlink:href="Pictures/10000001000002760000026591D531B9.png" xlink:type="simple" xlink:show="embed" xlink:actuate="onLoad" draw:mime-type="image/png"/></draw:frame></text:p>
          </table:table-cell>
          <table:table-cell table:style-name="Tabla1.B1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<draw:frame draw:style-name="fr2" draw:name="Imagen2" text:anchor-type="char" svg:width="15.524cm" svg:height="6.84cm" draw:z-index="1"><draw:image xlink:href="Pictures/10000001000002CD0000013C20C07094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>
          <table:table-cell table:style-name="Tabla1.A2" office:value-type="string">
            <text:p text:style-name="P1"><draw:frame draw:style-name="fr1" draw:name="Imagen3" text:anchor-type="char" svg:width="12.22cm" svg:height="9.227cm" draw:z-index="2"><draw:image xlink:href="Pictures/10000001000002EB000002346B733D92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<draw:frame draw:style-name="fr1" draw:name="Imagen4" text:anchor-type="char" svg:width="11.638cm" svg:height="9.34cm" draw:z-index="3"><draw:image xlink:href="Pictures/10000001000002FD00000266003BBD1C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5" text:anchor-type="char" svg:width="12.065cm" svg:height="9.024cm" draw:z-index="4"><draw:image xlink:href="Pictures/1000000100000267000001CC2D0B8ABA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6" text:anchor-type="char" svg:width="14.758cm" svg:height="9.096cm" draw:z-index="5"><draw:image xlink:href="Pictures/10000001000002D7000001C0A46C4F0C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7" text:anchor-type="char" svg:width="15.157cm" svg:height="9.333cm" draw:z-index="6"><draw:image xlink:href="Pictures/10000001000002D1000001BC78CC81E6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8" text:anchor-type="char" svg:width="12.231cm" svg:height="8.895cm" draw:z-index="7"><draw:image xlink:href="Pictures/10000001000002C000000200EF4191DB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9" text:anchor-type="char" svg:width="13.822cm" svg:height="8.592cm" draw:z-index="8"><draw:image xlink:href="Pictures/10000001000002E4000001CC3AEE2CAC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10" text:anchor-type="char" svg:width="13.619cm" svg:height="7.682cm" draw:z-index="9"><draw:image xlink:href="Pictures/10000001000002FE000001B012FBF919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11" text:anchor-type="char" svg:width="10.661cm" svg:height="9.091cm" draw:z-index="10"><draw:image xlink:href="Pictures/100000010000026A0000020F88E35E39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12" text:anchor-type="char" svg:width="12.823cm" svg:height="8.934cm" draw:z-index="11"><draw:image xlink:href="Pictures/1000000100000311000002239FA21EA3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13" text:anchor-type="char" svg:width="14.788cm" svg:height="18.613cm" draw:z-index="12"><draw:image xlink:href="Pictures/1000000100000240000002D5684A3633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14" text:anchor-type="char" svg:width="11.472cm" svg:height="9.114cm" draw:z-index="13"><draw:image xlink:href="Pictures/10000001000002E30000024B64E9288E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15" text:anchor-type="char" svg:width="12.234cm" svg:height="8.862cm" draw:z-index="14"><draw:image xlink:href="Pictures/10000001000002EB0000021D00868C8A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16" text:anchor-type="char" svg:width="11.148cm" svg:height="10.121cm" draw:z-index="15"><draw:image xlink:href="Pictures/10000001000002D800000295EC842B43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17" text:anchor-type="char" svg:width="10.384cm" svg:height="8.139cm" draw:z-index="16"><draw:image xlink:href="Pictures/100000010000026C000001E64F7340F1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18" text:anchor-type="char" svg:width="12.808cm" svg:height="19.249cm" draw:z-index="17"><draw:image xlink:href="Pictures/1000000100000280000003C21A383D30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19" text:anchor-type="char" svg:width="14.18cm" svg:height="11.518cm" draw:z-index="18"><draw:image xlink:href="Pictures/10000001000002AA0000022ACDCCAE48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20" text:anchor-type="char" svg:width="12cm" svg:height="14.972cm" draw:z-index="19"><draw:image xlink:href="Pictures/10000001000002BF0000036DC1D8100E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21" text:anchor-type="char" svg:width="14.139cm" svg:height="8.253cm" draw:z-index="20"><draw:image xlink:href="Pictures/10000001000002FC000001BED20C6F3B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<draw:frame draw:style-name="fr1" draw:name="Imagen22" text:anchor-type="char" svg:width="10.7cm" svg:height="9.22cm" draw:z-index="21"><draw:image xlink:href="Pictures/1000000100000292000002377122DE54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8:52:04.303249698</meta:creation-date>
    <dc:date>2025-01-10T20:01:19.873287862</dc:date>
    <meta:editing-duration>PT1H9M15S</meta:editing-duration>
    <meta:editing-cycles>2</meta:editing-cycles>
    <meta:generator>LibreOffice/24.2.7.2$Linux_X86_64 LibreOffice_project/420$Build-2</meta:generator>
    <meta:document-statistic meta:table-count="1" meta:image-count="22" meta:object-count="0" meta:page-count="13" meta:paragraph-count="0" meta:word-count="0" meta:character-count="0" meta:non-whitespace-character-count="0"/>
  </office:meta>
</office:document-meta>
</file>